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База данных university</text:h>
      <text:h text:outline-level="2" text:style-name="Heading_2" text:is-list-header="true">Структура таблицы a_faculty</text:h>
      <table:table table:name="a_faculty_structure">
        <table:table-column table:number-columns-repeated="5"/>
        <table:table-row>
          <table:table-cell office:value-type="string">
            <text:p>Столбец</text:p>
          </table:table-cell>
          <table:table-cell office:value-type="string">
            <text:p>Тип</text:p>
          </table:table-cell>
          <table:table-cell office:value-type="string">
            <text:p>Null</text:p>
          </table:table-cell>
          <table:table-cell office:value-type="string">
            <text:p>По умолчанию</text:p>
          </table:table-cell>
          <table:table-cell office:value-type="string">
            <text:p>Комментарии</text:p>
          </table:table-cell>
        </table:table-row>
        <table:table-row>
          <table:table-cell office:value-type="string">
            <text:p>short_name</text:p>
          </table:table-cell>
          <table:table-cell office:value-type="string">
            <text:p>varchar(10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ull_name</text:p>
          </table:table-cell>
          <table:table-cell office:value-type="string">
            <text:p>varchar(50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Дамп данных таблицы a_faculty</text:h>
      <table:table table:name="a_faculty_structure">
        <table:table-column table:number-columns-repeated="2"/>
        <table:table-row>
          <table:table-cell office:value-type="string">
            <text:p>short_name</text:p>
          </table:table-cell>
          <table:table-cell office:value-type="string">
            <text:p>full_name</text:p>
          </table:table-cell>
        </table:table-row>
        <table:table-row>
          <table:table-cell office:value-type="string">
            <text:p>ИТММ</text:p>
          </table:table-cell>
          <table:table-cell office:value-type="string">
            <text:p>Информационные технилигии мат моделирование</text:p>
          </table:table-cell>
        </table:table-row>
        <table:table-row>
          <table:table-cell office:value-type="string">
            <text:p>ФФ</text:p>
          </table:table-cell>
          <table:table-cell office:value-type="string">
            <text:p>Филологический факультет</text:p>
          </table:table-cell>
        </table:table-row>
        <table:table-row>
          <table:table-cell office:value-type="string">
            <text:p>ХФ</text:p>
          </table:table-cell>
          <table:table-cell office:value-type="string">
            <text:p>Химический фаультет</text:p>
          </table:table-cell>
        </table:table-row>
      </table:table>
      <text:h text:outline-level="2" text:style-name="Heading_2" text:is-list-header="true">Структура таблицы a_kafedra</text:h>
      <table:table table:name="a_kafedra_structure">
        <table:table-column table:number-columns-repeated="5"/>
        <table:table-row>
          <table:table-cell office:value-type="string">
            <text:p>Столбец</text:p>
          </table:table-cell>
          <table:table-cell office:value-type="string">
            <text:p>Тип</text:p>
          </table:table-cell>
          <table:table-cell office:value-type="string">
            <text:p>Null</text:p>
          </table:table-cell>
          <table:table-cell office:value-type="string">
            <text:p>По умолчанию</text:p>
          </table:table-cell>
          <table:table-cell office:value-type="string">
            <text:p>Комментарии</text:p>
          </table:table-cell>
        </table:table-row>
        <table:table-row>
          <table:table-cell office:value-type="string">
            <text:p>short_name</text:p>
          </table:table-cell>
          <table:table-cell office:value-type="string">
            <text:p>varchar(10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aculty</text:p>
          </table:table-cell>
          <table:table-cell office:value-type="string">
            <text:p>varchar(10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ull_name</text:p>
          </table:table-cell>
          <table:table-cell office:value-type="string">
            <text:p>varchar(50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Дамп данных таблицы a_kafedra</text:h>
      <table:table table:name="a_kafedra_structure">
        <table:table-column table:number-columns-repeated="3"/>
        <table:table-row>
          <table:table-cell office:value-type="string">
            <text:p>short_name</text:p>
          </table:table-cell>
          <table:table-cell office:value-type="string">
            <text:p>faculty</text:p>
          </table:table-cell>
          <table:table-cell office:value-type="string">
            <text:p>full_name</text:p>
          </table:table-cell>
        </table:table-row>
        <table:table-row>
          <table:table-cell office:value-type="string">
            <text:p>Аналитика</text:p>
          </table:table-cell>
          <table:table-cell office:value-type="string">
            <text:p>ХФ</text:p>
          </table:table-cell>
          <table:table-cell office:value-type="string">
            <text:p>Аналитической химии</text:p>
          </table:table-cell>
        </table:table-row>
        <table:table-row>
          <table:table-cell office:value-type="string">
            <text:p>Матан</text:p>
          </table:table-cell>
          <table:table-cell office:value-type="string">
            <text:p>ИТММ</text:p>
          </table:table-cell>
          <table:table-cell office:value-type="string">
            <text:p>Основной математики</text:p>
          </table:table-cell>
        </table:table-row>
        <table:table-row>
          <table:table-cell office:value-type="string">
            <text:p>Нефть</text:p>
          </table:table-cell>
          <table:table-cell office:value-type="string">
            <text:p>ХФ</text:p>
          </table:table-cell>
          <table:table-cell office:value-type="string">
            <text:p>Химии нефти</text:p>
          </table:table-cell>
        </table:table-row>
        <table:table-row>
          <table:table-cell office:value-type="string">
            <text:p>Ограника</text:p>
          </table:table-cell>
          <table:table-cell office:value-type="string">
            <text:p>ХФ</text:p>
          </table:table-cell>
          <table:table-cell office:value-type="string">
            <text:p>Органической химии</text:p>
          </table:table-cell>
        </table:table-row>
        <table:table-row>
          <table:table-cell office:value-type="string">
            <text:p>Роботы</text:p>
          </table:table-cell>
          <table:table-cell office:value-type="string">
            <text:p>ИТММ</text:p>
          </table:table-cell>
          <table:table-cell office:value-type="string">
            <text:p>Робототехники и проектирования</text:p>
          </table:table-cell>
        </table:table-row>
        <table:table-row>
          <table:table-cell office:value-type="string">
            <text:p>Сказки</text:p>
          </table:table-cell>
          <table:table-cell office:value-type="string">
            <text:p>ФФ</text:p>
          </table:table-cell>
          <table:table-cell office:value-type="string">
            <text:p>Русской литературы 18 века</text:p>
          </table:table-cell>
        </table:table-row>
        <table:table-row>
          <table:table-cell office:value-type="string">
            <text:p>Физхимия</text:p>
          </table:table-cell>
          <table:table-cell office:value-type="string">
            <text:p>ХФ</text:p>
          </table:table-cell>
          <table:table-cell office:value-type="string">
            <text:p>Физической химии</text:p>
          </table:table-cell>
        </table:table-row>
      </table:table>
      <text:h text:outline-level="2" text:style-name="Heading_2" text:is-list-header="true">Структура таблицы b_discipline</text:h>
      <table:table table:name="b_discipline_structure">
        <table:table-column table:number-columns-repeated="5"/>
        <table:table-row>
          <table:table-cell office:value-type="string">
            <text:p>Столбец</text:p>
          </table:table-cell>
          <table:table-cell office:value-type="string">
            <text:p>Тип</text:p>
          </table:table-cell>
          <table:table-cell office:value-type="string">
            <text:p>Null</text:p>
          </table:table-cell>
          <table:table-cell office:value-type="string">
            <text:p>По умолчанию</text:p>
          </table:table-cell>
          <table:table-cell office:value-type="string">
            <text:p>Комментарии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0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10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olume</text:p>
          </table:table-cell>
          <table:table-cell office:value-type="string">
            <text:p>int(11)</text:p>
          </table:table-cell>
          <table:table-cell office:value-type="string">
            <text:p>Да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Дамп данных таблицы b_discipline</text:h>
      <table:table table:name="b_discipline_structure">
        <table:table-column table:number-columns-repeated="3"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volum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Физра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Русский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Химия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Матан</text:p>
          </table:table-cell>
          <table:table-cell office:value-type="float" office:value="10">
            <text:p>10</text:p>
          </table:table-cell>
        </table:table-row>
      </table:table>
      <text:h text:outline-level="2" text:style-name="Heading_2" text:is-list-header="true">Структура таблицы b_special</text:h>
      <table:table table:name="b_special_structure">
        <table:table-column table:number-columns-repeated="5"/>
        <table:table-row>
          <table:table-cell office:value-type="string">
            <text:p>Столбец</text:p>
          </table:table-cell>
          <table:table-cell office:value-type="string">
            <text:p>Тип</text:p>
          </table:table-cell>
          <table:table-cell office:value-type="string">
            <text:p>Null</text:p>
          </table:table-cell>
          <table:table-cell office:value-type="string">
            <text:p>По умолчанию</text:p>
          </table:table-cell>
          <table:table-cell office:value-type="string">
            <text:p>Комментарии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0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20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afedra</text:p>
          </table:table-cell>
          <table:table-cell office:value-type="string">
            <text:p>varchar(10)</text:p>
          </table:table-cell>
          <table:table-cell office:value-type="string">
            <text:p>Да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Дамп данных таблицы b_special</text:h>
      <table:table table:name="b_special_structure">
        <table:table-column table:number-columns-repeated="3"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kafedra</text:p>
          </table:table-cell>
        </table:table-row>
      </table:table>
      <text:h text:outline-level="2" text:style-name="Heading_2" text:is-list-header="true">Структура таблицы b_student</text:h>
      <table:table table:name="b_student_structure">
        <table:table-column table:number-columns-repeated="5"/>
        <table:table-row>
          <table:table-cell office:value-type="string">
            <text:p>Столбец</text:p>
          </table:table-cell>
          <table:table-cell office:value-type="string">
            <text:p>Тип</text:p>
          </table:table-cell>
          <table:table-cell office:value-type="string">
            <text:p>Null</text:p>
          </table:table-cell>
          <table:table-cell office:value-type="string">
            <text:p>По умолчанию</text:p>
          </table:table-cell>
          <table:table-cell office:value-type="string">
            <text:p>Комментарии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0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pecial</text:p>
          </table:table-cell>
          <table:table-cell office:value-type="string">
            <text:p>int(10)</text:p>
          </table:table-cell>
          <table:table-cell office:value-type="string">
            <text:p>Да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20)</text:p>
          </table:table-cell>
          <table:table-cell office:value-type="string">
            <text:p>Да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Дамп данных таблицы b_student</text:h>
      <table:table table:name="b_student_structure">
        <table:table-column table:number-columns-repeated="3"/>
        <table:table-row>
          <table:table-cell office:value-type="string">
            <text:p>id</text:p>
          </table:table-cell>
          <table:table-cell office:value-type="string">
            <text:p>special</text:p>
          </table:table-cell>
          <table:table-cell office:value-type="string">
            <text:p>name</text:p>
          </table:table-cell>
        </table:table-row>
      </table:table>
      <text:h text:outline-level="2" text:style-name="Heading_2" text:is-list-header="true">Структура таблицы c_engeener</text:h>
      <table:table table:name="c_engeener_structure">
        <table:table-column table:number-columns-repeated="5"/>
        <table:table-row>
          <table:table-cell office:value-type="string">
            <text:p>Столбец</text:p>
          </table:table-cell>
          <table:table-cell office:value-type="string">
            <text:p>Тип</text:p>
          </table:table-cell>
          <table:table-cell office:value-type="string">
            <text:p>Null</text:p>
          </table:table-cell>
          <table:table-cell office:value-type="string">
            <text:p>По умолчанию</text:p>
          </table:table-cell>
          <table:table-cell office:value-type="string">
            <text:p>Комментарии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0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ofession</text:p>
          </table:table-cell>
          <table:table-cell office:value-type="string">
            <text:p>varchar(20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Дамп данных таблицы c_engeener</text:h>
      <table:table table:name="c_engeener_structure">
        <table:table-column table:number-columns-repeated="2"/>
        <table:table-row>
          <table:table-cell office:value-type="string">
            <text:p>id</text:p>
          </table:table-cell>
          <table:table-cell office:value-type="string">
            <text:p>profession</text:p>
          </table:table-cell>
        </table:table-row>
      </table:table>
      <text:h text:outline-level="2" text:style-name="Heading_2" text:is-list-header="true">Структура таблицы c_king</text:h>
      <table:table table:name="c_king_structure">
        <table:table-column table:number-columns-repeated="5"/>
        <table:table-row>
          <table:table-cell office:value-type="string">
            <text:p>Столбец</text:p>
          </table:table-cell>
          <table:table-cell office:value-type="string">
            <text:p>Тип</text:p>
          </table:table-cell>
          <table:table-cell office:value-type="string">
            <text:p>Null</text:p>
          </table:table-cell>
          <table:table-cell office:value-type="string">
            <text:p>По умолчанию</text:p>
          </table:table-cell>
          <table:table-cell office:value-type="string">
            <text:p>Комментарии</text:p>
          </table:table-cell>
        </table:table-row>
        <table:table-row>
          <table:table-cell office:value-type="string">
            <text:p>worker_id</text:p>
          </table:table-cell>
          <table:table-cell office:value-type="string">
            <text:p>int(10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xperience</text:p>
          </table:table-cell>
          <table:table-cell office:value-type="string">
            <text:p>int(10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Дамп данных таблицы c_king</text:h>
      <table:table table:name="c_king_structure">
        <table:table-column table:number-columns-repeated="2"/>
        <table:table-row>
          <table:table-cell office:value-type="string">
            <text:p>worker_id</text:p>
          </table:table-cell>
          <table:table-cell office:value-type="string">
            <text:p>experience</text:p>
          </table:table-cell>
        </table:table-row>
      </table:table>
      <text:h text:outline-level="2" text:style-name="Heading_2" text:is-list-header="true">Структура таблицы c_teacher</text:h>
      <table:table table:name="c_teacher_structure">
        <table:table-column table:number-columns-repeated="5"/>
        <table:table-row>
          <table:table-cell office:value-type="string">
            <text:p>Столбец</text:p>
          </table:table-cell>
          <table:table-cell office:value-type="string">
            <text:p>Тип</text:p>
          </table:table-cell>
          <table:table-cell office:value-type="string">
            <text:p>Null</text:p>
          </table:table-cell>
          <table:table-cell office:value-type="string">
            <text:p>По умолчанию</text:p>
          </table:table-cell>
          <table:table-cell office:value-type="string">
            <text:p>Комментарии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0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evel</text:p>
          </table:table-cell>
          <table:table-cell office:value-type="string">
            <text:p>varchar(10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age</text:p>
          </table:table-cell>
          <table:table-cell office:value-type="string">
            <text:p>int(11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Дамп данных таблицы c_teacher</text:h>
      <table:table table:name="c_teacher_structure">
        <table:table-column table:number-columns-repeated="3"/>
        <table:table-row>
          <table:table-cell office:value-type="string">
            <text:p>id</text:p>
          </table:table-cell>
          <table:table-cell office:value-type="string">
            <text:p>level</text:p>
          </table:table-cell>
          <table:table-cell office:value-type="string">
            <text:p>stage</text:p>
          </table:table-cell>
        </table:table-row>
      </table:table>
      <text:h text:outline-level="2" text:style-name="Heading_2" text:is-list-header="true">Структура таблицы c_worker</text:h>
      <table:table table:name="c_worker_structure">
        <table:table-column table:number-columns-repeated="5"/>
        <table:table-row>
          <table:table-cell office:value-type="string">
            <text:p>Столбец</text:p>
          </table:table-cell>
          <table:table-cell office:value-type="string">
            <text:p>Тип</text:p>
          </table:table-cell>
          <table:table-cell office:value-type="string">
            <text:p>Null</text:p>
          </table:table-cell>
          <table:table-cell office:value-type="string">
            <text:p>По умолчанию</text:p>
          </table:table-cell>
          <table:table-cell office:value-type="string">
            <text:p>Комментарии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0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10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alary</text:p>
          </table:table-cell>
          <table:table-cell office:value-type="string">
            <text:p>int(10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oss_id</text:p>
          </table:table-cell>
          <table:table-cell office:value-type="string">
            <text:p>int(10)</text:p>
          </table:table-cell>
          <table:table-cell office:value-type="string">
            <text:p>Да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kafedra</text:p>
          </table:table-cell>
          <table:table-cell office:value-type="string">
            <text:p>varchar(10)</text:p>
          </table:table-cell>
          <table:table-cell office:value-type="string">
            <text:p>Да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Дамп данных таблицы c_worker</text:h>
      <table:table table:name="c_worker_structure">
        <table:table-column table:number-columns-repeated="5"/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alary</text:p>
          </table:table-cell>
          <table:table-cell office:value-type="string">
            <text:p>boss_id</text:p>
          </table:table-cell>
          <table:table-cell office:value-type="string">
            <text:p>kafedra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Пахан</text:p>
          </table:table-cell>
          <table:table-cell office:value-type="float" office:value="20000">
            <text:p>20000</text:p>
          </table:table-cell>
          <table:table-cell office:value-type="string">
            <text:p>NULL</text:p>
          </table:table-cell>
          <table:table-cell office:value-type="string">
            <text:p>Физхимия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Роберт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Нефть</text:p>
          </table:table-cell>
        </table:table-row>
      </table:table>
      <text:h text:outline-level="2" text:style-name="Heading_2" text:is-list-header="true">Структура таблицы d_exam</text:h>
      <table:table table:name="d_exam_structure">
        <table:table-column table:number-columns-repeated="5"/>
        <table:table-row>
          <table:table-cell office:value-type="string">
            <text:p>Столбец</text:p>
          </table:table-cell>
          <table:table-cell office:value-type="string">
            <text:p>Тип</text:p>
          </table:table-cell>
          <table:table-cell office:value-type="string">
            <text:p>Null</text:p>
          </table:table-cell>
          <table:table-cell office:value-type="string">
            <text:p>По умолчанию</text:p>
          </table:table-cell>
          <table:table-cell office:value-type="string">
            <text:p>Комментарии</text:p>
          </table:table-cell>
        </table:table-row>
        <table:table-row>
          <table:table-cell office:value-type="string">
            <text:p>discipline_id</text:p>
          </table:table-cell>
          <table:table-cell office:value-type="string">
            <text:p>int(10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udent_id</text:p>
          </table:table-cell>
          <table:table-cell office:value-type="string">
            <text:p>int(10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acher_id</text:p>
          </table:table-cell>
          <table:table-cell office:value-type="string">
            <text:p>int(10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e</text:p>
          </table:table-cell>
          <table:table-cell office:value-type="string">
            <text:p>time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uditory</text:p>
          </table:table-cell>
          <table:table-cell office:value-type="string">
            <text:p>varchar(5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rk</text:p>
          </table:table-cell>
          <table:table-cell office:value-type="string">
            <text:p>tinyint(3)</text:p>
          </table:table-cell>
          <table:table-cell office:value-type="string">
            <text:p>Нет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Дамп данных таблицы d_exam</text:h>
      <table:table table:name="d_exam_structure">
        <table:table-column table:number-columns-repeated="6"/>
        <table:table-row>
          <table:table-cell office:value-type="string">
            <text:p>discipline_id</text:p>
          </table:table-cell>
          <table:table-cell office:value-type="string">
            <text:p>student_id</text:p>
          </table:table-cell>
          <table:table-cell office:value-type="string">
            <text:p>teacher_id</text:p>
          </table:table-cell>
          <table:table-cell office:value-type="string">
            <text:p>date</text:p>
          </table:table-cell>
          <table:table-cell office:value-type="string">
            <text:p>auditory</text:p>
          </table:table-cell>
          <table:table-cell office:value-type="string">
            <text:p>mark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0</meta:generator>
    <meta:initial-creator>phpMyAdmin 5.1.0</meta:initial-creator>
    <meta:creation-date>2022-07-29T00:08:49</meta:creation-date>
  </office:meta>
</office:document-meta>
</file>